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923cm"/>
    </style:style>
    <style:style style:name="co4" style:family="table-column">
      <style:table-column-properties fo:break-before="auto" style:column-width="7.952cm"/>
    </style:style>
    <style:style style:name="co5" style:family="table-column">
      <style:table-column-properties fo:break-before="auto" style:column-width="5.147cm"/>
    </style:style>
    <style:style style:name="co6" style:family="table-column">
      <style:table-column-properties fo:break-before="auto" style:column-width="3.875cm"/>
    </style:style>
    <style:style style:name="co7" style:family="table-column">
      <style:table-column-properties fo:break-before="auto" style:column-width="3.558cm"/>
    </style:style>
    <style:style style:name="co8" style:family="table-column">
      <style:table-column-properties fo:break-before="auto" style:column-width="3.538cm"/>
    </style:style>
    <style:style style:name="co9" style:family="table-column">
      <style:table-column-properties fo:break-before="auto" style:column-width="3.776cm"/>
    </style:style>
    <style:style style:name="co10" style:family="table-column">
      <style:table-column-properties fo:break-before="auto" style:column-width="4.512cm"/>
    </style:style>
    <style:style style:name="co11" style:family="table-column">
      <style:table-column-properties fo:break-before="auto" style:column-width="2.902cm"/>
    </style:style>
    <style:style style:name="co12" style:family="table-column">
      <style:table-column-properties fo:break-before="auto" style:column-width="3.219cm"/>
    </style:style>
    <style:style style:name="co13" style:family="table-column">
      <style:table-column-properties fo:break-before="auto" style:column-width="2.702cm"/>
    </style:style>
    <style:style style:name="co14" style:family="table-column">
      <style:table-column-properties fo:break-before="auto" style:column-width="3.7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2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ngle Par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ssue</text:p>
          </table:table-cell>
          <table:table-cell office:value-type="string" calcext:value-type="string">
            <text:p>Example_No</text:p>
          </table:table-cell>
          <table:table-cell office:value-type="string" calcext:value-type="string">
            <text:p>OG_address_fields</text:p>
          </table:table-cell>
          <table:table-cell office:value-type="string" calcext:value-type="string">
            <text:p>Erroneous_fields</text:p>
          </table:table-cell>
          <table:table-cell/>
          <table:table-cell office:value-type="string" calcext:value-type="string">
            <text:p>levenshtein</text:p>
          </table:table-cell>
          <table:table-cell office:value-type="string" calcext:value-type="string">
            <text:p>Damerau_Levenshtein</text:p>
          </table:table-cell>
          <table:table-cell office:value-type="string" calcext:value-type="string">
            <text:p>Monge_Elkan</text:p>
          </table:table-cell>
          <table:table-cell office:value-type="string" calcext:value-type="string">
            <text:p>Jaro_Winkler</text:p>
          </table:table-cell>
          <table:table-cell office:value-type="string" calcext:value-type="string">
            <text:p>Av_levenshtein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elling mistak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-201 Shantam Greens</text:p>
          </table:table-cell>
          <table:table-cell office:value-type="string" calcext:value-type="string">
            <text:p>H-201 Santam Green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9525" calcext:value-type="float">
            <text:p>1.9525</text:p>
          </table:table-cell>
          <table:table-cell office:value-type="float" office:value="0.985" calcext:value-type="float">
            <text:p>0.985</text:p>
          </table:table-cell>
          <table:table-cell table:formula="of:=AVERAGE([.F3:.F8])" office:value-type="float" office:value="0.166666666666667" calcext:value-type="float">
            <text:p>0.166666666666667</text:p>
          </table:table-cell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Near Raneshwar Templ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Vasna Road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Vadodara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Gujarat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390007" calcext:value-type="float">
            <text:p>39000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50 Barnum Avenue Cutoff</text:p>
          </table:table-cell>
          <table:table-cell office:value-type="string" calcext:value-type="string">
            <text:p>150 Barnum Aveneu Cutof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95833333333333" calcext:value-type="float">
            <text:p>1.95833333333333</text:p>
          </table:table-cell>
          <table:table-cell office:value-type="float" office:value="0.986111111111111" calcext:value-type="float">
            <text:p>0.986111111111111</text:p>
          </table:table-cell>
          <table:table-cell table:formula="of:=AVERAGE([.F11:.F16])" office:value-type="float" office:value="0.666666666666667" calcext:value-type="float">
            <text:p>0.666666666666667</text:p>
          </table:table-cell>
        </table:table-row>
        <table:table-row table:style-name="ro1">
          <table:table-cell/>
          <table:table-cell office:value-type="string" calcext:value-type="string">
            <text:p>US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ratford</text:p>
          </table:table-cell>
          <table:table-cell office:value-type="string" calcext:value-type="string">
            <text:p>Statfor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88888888888889" calcext:value-type="float">
            <text:p>1.88888888888889</text:p>
          </table:table-cell>
          <table:table-cell office:value-type="float" office:value="0.97037037037037" calcext:value-type="float">
            <text:p>0.9703703703703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CT</text:p>
          </table:table-cell>
          <table:table-cell office:value-type="string" calcext:value-type="string">
            <text:p>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77777777777778" calcext:value-type="float">
            <text:p>1.777777777777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6614" calcext:value-type="float">
            <text:p>661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60 Tadcaster Road</text:p>
          </table:table-cell>
          <table:table-cell office:value-type="string" calcext:value-type="string">
            <text:p>60 Todcaster Roa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0.939950980392157" calcext:value-type="float">
            <text:p>0.939950980392157</text:p>
          </table:table-cell>
          <table:table-cell table:formula="of:=AVERAGE([.F19:.F24])" office:value-type="float" office:value="0.666666666666667" calcext:value-type="float">
            <text:p>0.666666666666667</text:p>
          </table:table-cell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iddletrenthide</text:p>
          </table:table-cell>
          <table:table-cell office:value-type="string" calcext:value-type="string">
            <text:p>Piddletenthride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.93333333333333" calcext:value-type="float">
            <text:p>1.93333333333333</text:p>
          </table:table-cell>
          <table:table-cell office:value-type="float" office:value="0.973333333333333" calcext:value-type="float">
            <text:p>0.973333333333333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E32 6GP</text:p>
          </table:table-cell>
          <table:table-cell office:value-type="string" calcext:value-type="string">
            <text:p>PE32 2GP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890625" calcext:value-type="float">
            <text:p>1.890625</text:p>
          </table:table-cell>
          <table:table-cell office:value-type="float" office:value="0.933333333333333" calcext:value-type="float">
            <text:p>0.933333333333333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ssing Spa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63 Nelson Mandela Drive</text:p>
          </table:table-cell>
          <table:table-cell office:value-type="string" calcext:value-type="string">
            <text:p>2263 NelsonMandela Driv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96" calcext:value-type="float">
            <text:p>1.96</text:p>
          </table:table-cell>
          <table:table-cell office:value-type="float" office:value="0.931111111111111" calcext:value-type="float">
            <text:p>0.931111111111111</text:p>
          </table:table-cell>
          <table:table-cell table:formula="of:=AVERAGE([.F28:.F33])" office:value-type="float" office:value="0.166666666666667" calcext:value-type="float">
            <text:p>0.166666666666667</text:p>
          </table:table-cell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uiwelskloof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impop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1815" calcext:value-type="float">
            <text:p>181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bbrevi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32 Amos Street</text:p>
          </table:table-cell>
          <table:table-cell office:value-type="string" calcext:value-type="string">
            <text:p>1732 Amos S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.94921875" calcext:value-type="float">
            <text:p>1.94921875</text:p>
          </table:table-cell>
          <table:table-cell office:value-type="float" office:value="0.916666666666667" calcext:value-type="float">
            <text:p>0.916666666666667</text:p>
          </table:table-cell>
          <table:table-cell table:formula="of:=AVERAGE([.F36:.F41])" office:value-type="float" office:value="0.666666666666667" calcext:value-type="float">
            <text:p>0.666666666666667</text:p>
          </table:table-cell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ogwas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orth West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4396" calcext:value-type="float">
            <text:p>439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889 Ash Avenue</text:p>
          </table:table-cell>
          <table:table-cell office:value-type="string" calcext:value-type="string">
            <text:p>2889 Ash Ave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.94222222222222" calcext:value-type="float">
            <text:p>1.94222222222222</text:p>
          </table:table-cell>
          <table:table-cell office:value-type="float" office:value="0.933333333333333" calcext:value-type="float">
            <text:p>0.933333333333333</text:p>
          </table:table-cell>
          <table:table-cell table:formula="of:=AVERAGE([.F44:.F49])" office:value-type="float" office:value="0.833333333333333" calcext:value-type="float">
            <text:p>0.833333333333333</text:p>
          </table:table-cell>
        </table:table-row>
        <table:table-row table:style-name="ro1"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Turkey Pen Road</text:p>
          </table:table-cell>
          <table:table-cell office:value-type="string" calcext:value-type="string">
            <text:p>Turkey Pen Rd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.94222222222222" calcext:value-type="float">
            <text:p>1.94222222222222</text:p>
          </table:table-cell>
          <table:table-cell office:value-type="float" office:value="0.973333333333333" calcext:value-type="float">
            <text:p>0.973333333333333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lora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ouisiana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71428" calcext:value-type="float">
            <text:p>7142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565 Martin Luther King Jr Street</text:p>
          </table:table-cell>
          <table:table-cell office:value-type="string" calcext:value-type="string">
            <text:p>565 Martin L King Jr S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1.9736328125" calcext:value-type="float">
            <text:p>1.9736328125</text:p>
          </table:table-cell>
          <table:table-cell office:value-type="float" office:value="0.833786231884058" calcext:value-type="float">
            <text:p>0.833786231884058</text:p>
          </table:table-cell>
          <table:table-cell table:formula="of:=AVERAGE([.F52:.F57])"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US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atthews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orth Carolina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28105" calcext:value-type="float">
            <text:p>2810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ld/neighbouring pincod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 Anubhav Flats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F60:.F65])" office:value-type="float" office:value="0.333333333333333" calcext:value-type="float">
            <text:p>0.333333333333333</text:p>
          </table:table-cell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Near Shuklanagar Water Tank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ew Sama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Vadodara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Gujarat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0015" calcext:value-type="float">
            <text:p>300015</text:p>
          </table:table-cell>
          <table:table-cell office:value-type="float" office:value="300007" calcext:value-type="float">
            <text:p>30000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.88888888888889" calcext:value-type="float">
            <text:p>1.88888888888889</text:p>
          </table:table-cell>
          <table:table-cell office:value-type="float" office:value="0.777777777777778" calcext:value-type="float">
            <text:p>0.777777777777778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tra lines/Landmark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404 Ganesh New PG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F68:.F73])" office:value-type="float" office:value="2.83333333333333" calcext:value-type="float">
            <text:p>2.83333333333333</text:p>
          </table:table-cell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Near Radisson Hotel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1.99168975069252" calcext:value-type="float">
            <text:p>1.99168975069252</text:p>
          </table:table-cell>
          <table:table-cell office:value-type="float" office:value="0.461988304093567" calcext:value-type="float">
            <text:p>0.461988304093567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Janardhan Reddy Naga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Hyderabad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elangana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500081" calcext:value-type="float">
            <text:p>50008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81 Rue Fontgieve bp 165</text:p>
          </table:table-cell>
          <table:table-cell office:value-type="string" calcext:value-type="string">
            <text:p>81 Rue Fontgieve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1.9640831758034" calcext:value-type="float">
            <text:p>1.9640831758034</text:p>
          </table:table-cell>
          <table:table-cell office:value-type="float" office:value="0.898550724637681" calcext:value-type="float">
            <text:p>0.898550724637681</text:p>
          </table:table-cell>
          <table:table-cell table:formula="of:=AVERAGE([.F76:.F81])" office:value-type="float" office:value="1.16666666666667" calcext:value-type="float">
            <text:p>1.16666666666667</text:p>
          </table:table-cell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lermont-Ferrand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ranc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63000" calcext:value-type="float">
            <text:p>630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wapped words inside 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-201 Shantam Greens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F84:.F89])" office:value-type="float" office:value="3.83333333333333" calcext:value-type="float">
            <text:p>3.83333333333333</text:p>
          </table:table-cell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Near Raneshwar Templ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pposite Axis bank Vasna Road</text:p>
          </table:table-cell>
          <table:table-cell office:value-type="string" calcext:value-type="string">
            <text:p>Vasna Road Opposite Axis Bank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office:value-type="float" office:value="1.9667063020214" calcext:value-type="float">
            <text:p>1.9667063020214</text:p>
          </table:table-cell>
          <table:table-cell office:value-type="float" office:value="0.73227969348659" calcext:value-type="float">
            <text:p>0.73227969348659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Vadodara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Gujarat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390007" calcext:value-type="float">
            <text:p>39000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ул. Петропавловская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F91:.F96])"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RU</text:p>
          </table:table-cell>
          <table:table-cell office:value-type="string" calcext:value-type="string">
            <text:p>39, 76, Ulitsa Tolmacheva</text:p>
          </table:table-cell>
          <table:table-cell office:value-type="string" calcext:value-type="string">
            <text:p>76, Ulitsa Tolmacheva, 39 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1.96" calcext:value-type="float">
            <text:p>1.96</text:p>
          </table:table-cell>
          <table:table-cell office:value-type="float" office:value="0.742051282051282" calcext:value-type="float">
            <text:p>0.742051282051282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erm Krai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614068" calcext:value-type="float">
            <text:p>61406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skovs'kyi Ave </text:p>
          </table:table-cell>
          <table:table-cell office:value-type="string" calcext:value-type="string">
            <text:p>135а Moskovs'kyi Ave 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.9375" calcext:value-type="float">
            <text:p>1.9375</text:p>
          </table:table-cell>
          <table:table-cell office:value-type="float" office:value="0.753968253968254" calcext:value-type="float">
            <text:p>0.753968253968254</text:p>
          </table:table-cell>
          <table:table-cell table:formula="of:=AVERAGE([.F99:.F104])"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135а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Kharki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Kharkiv Oblast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61000" calcext:value-type="float">
            <text:p>610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ynonymous wo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57 Shingleton Road</text:p>
          </table:table-cell>
          <table:table-cell office:value-type="string" calcext:value-type="string">
            <text:p>2457 Shingleton Street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.9575" calcext:value-type="float">
            <text:p>1.9575</text:p>
          </table:table-cell>
          <table:table-cell office:value-type="float" office:value="0.842424242424242" calcext:value-type="float">
            <text:p>0.842424242424242</text:p>
          </table:table-cell>
          <table:table-cell table:formula="of:=AVERAGE([.F107:.F11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S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Kalamazo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ichigan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49007" calcext:value-type="float">
            <text:p>4900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8 cotswald court</text:p>
          </table:table-cell>
          <table:table-cell office:value-type="string" calcext:value-type="string">
            <text:p>8 cotswald Drive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.94140625" calcext:value-type="float">
            <text:p>1.94140625</text:p>
          </table:table-cell>
          <table:table-cell office:value-type="float" office:value="0.833333333333333" calcext:value-type="float">
            <text:p>0.833333333333333</text:p>
          </table:table-cell>
          <table:table-cell table:formula="of:=AVERAGE([.F115:.F120])" office:value-type="float" office:value="0.833333333333333" calcext:value-type="float">
            <text:p>0.833333333333333</text:p>
          </table:table-cell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Gulfview Heights 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elaid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A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5096" calcext:value-type="float">
            <text:p>509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onsistent landmark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om no 273 Rana Pratap Bhawan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F123:.F128])" office:value-type="float" office:value="2.16666666666667" calcext:value-type="float">
            <text:p>2.16666666666667</text:p>
          </table:table-cell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Near Vidyavihar</text:p>
          </table:table-cell>
          <table:table-cell office:value-type="string" calcext:value-type="string">
            <text:p>Near Birla High School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 office:value-type="float" office:value="1.95111111111111" calcext:value-type="float">
            <text:p>1.95111111111111</text:p>
          </table:table-cell>
          <table:table-cell office:value-type="float" office:value="0.64040404040404" calcext:value-type="float">
            <text:p>0.64040404040404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ITS Pilani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ilani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ajasthan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333031" calcext:value-type="float">
            <text:p>33303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wapped l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kovs'kyi Ave </text:p>
          </table:table-cell>
          <table:table-cell office:value-type="string" calcext:value-type="string">
            <text:p>135а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F131:.F136])" office:value-type="float" office:value="5.33333333333333" calcext:value-type="float">
            <text:p>5.33333333333333</text:p>
          </table:table-cell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135а</text:p>
          </table:table-cell>
          <table:table-cell office:value-type="string" calcext:value-type="string">
            <text:p>Moskovs'kyi Ave 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Kharki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Kharkiv Oblast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61000" calcext:value-type="float">
            <text:p>610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103, Shanta Indl Estat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F139:.F144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I B Patel Rd, </text:p>
          </table:table-cell>
          <table:table-cell office:value-type="string" calcext:value-type="string">
            <text:p>Bhola Bhagwan Es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1.95918367346939" calcext:value-type="float">
            <text:p>1.95918367346939</text:p>
          </table:table-cell>
          <table:table-cell office:value-type="float" office:value="0.48375350140056" calcext:value-type="float">
            <text:p>0.4837535014005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hola Bhagwan Est</text:p>
          </table:table-cell>
          <table:table-cell office:value-type="string" calcext:value-type="string">
            <text:p>I B Patel Rd, 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1.96885813148789" calcext:value-type="float">
            <text:p>1.96885813148789</text:p>
          </table:table-cell>
          <table:table-cell office:value-type="float" office:value="0.48375350140056" calcext:value-type="float">
            <text:p>0.48375350140056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umbai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aharashtra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400063" calcext:value-type="float">
            <text:p>40006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Extra/missing wo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text:span text:style-name="T1">th</text:span> Floor Block A MJR Magnifique</text:p>
          </table:table-cell>
          <table:table-cell office:value-type="string" calcext:value-type="string">
            <text:p>8<text:span text:style-name="T1">th</text:span> Floor MJR Magnifique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1.97265625" calcext:value-type="float">
            <text:p>1.97265625</text:p>
          </table:table-cell>
          <table:table-cell office:value-type="float" office:value="0.888888888888889" calcext:value-type="float">
            <text:p>0.888888888888889</text:p>
          </table:table-cell>
          <table:table-cell table:formula="of:=AVERAGE([.F147:.F152])" office:value-type="float" office:value="1.33333333333333" calcext:value-type="float">
            <text:p>1.33333333333333</text:p>
          </table:table-cell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Raidurgam crossroads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Khajaguda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Hyderabad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elangana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500081" calcext:value-type="float">
            <text:p>50008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stems Department, 6A</text:p>
          </table:table-cell>
          <table:table-cell office:value-type="string" calcext:value-type="string">
            <text:p>6A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1.99586776859504" calcext:value-type="float">
            <text:p>1.99586776859504</text:p>
          </table:table-cell>
          <table:table-cell office:value-type="float" office:value="0" calcext:value-type="float">
            <text:p>0</text:p>
          </table:table-cell>
          <table:table-cell table:formula="of:=AVERAGE([.F155:.F160])" office:value-type="float" office:value="3.33333333333333" calcext:value-type="float">
            <text:p>3.33333333333333</text:p>
          </table:table-cell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<text:span text:style-name="T2">Shanti Nagar, </text:span>Vakola</text:p>
          </table:table-cell>
          <table:table-cell office:value-type="string" calcext:value-type="string">
            <text:p><text:span text:style-name="T2">Shanti Nagar, </text:span>Vakola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antacruz East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umbai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aharashtra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400055" calcext:value-type="float">
            <text:p>40005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ormitory no 3, Leipzig University</text:p>
          </table:table-cell>
          <table:table-cell office:value-type="string" calcext:value-type="string">
            <text:p>Room no 110, Dormitory no 3, Leipzig University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 office:value-type="float" office:value="1.97058823529412" calcext:value-type="float">
            <text:p>1.97058823529412</text:p>
          </table:table-cell>
          <table:table-cell office:value-type="float" office:value="0.790154359616187" calcext:value-type="float">
            <text:p>0.790154359616187</text:p>
          </table:table-cell>
          <table:table-cell table:formula="of:=AVERAGE([.F163:.F168])" office:value-type="float" office:value="2.16666666666667" calcext:value-type="float">
            <text:p>2.16666666666667</text:p>
          </table:table-cell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Augustusplatz 1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eipzig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Germany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4109" calcext:value-type="float">
            <text:p>410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nguistic Differenc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-201 Shantam Greens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F171:.F176])" office:value-type="float" office:value="1.16666666666667" calcext:value-type="float">
            <text:p>1.16666666666667</text:p>
          </table:table-cell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Near Raneshwar Temple</text:p>
          </table:table-cell>
          <table:table-cell office:value-type="string" calcext:value-type="string">
            <text:p>Near Raneshwar Mandir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.96145124716553" calcext:value-type="float">
            <text:p>1.96145124716553</text:p>
          </table:table-cell>
          <table:table-cell office:value-type="float" office:value="0.885714285714286" calcext:value-type="float">
            <text:p>0.885714285714286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Vasna Road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adodara</text:p>
          </table:table-cell>
          <table:table-cell office:value-type="string" calcext:value-type="string">
            <text:p>Vadodara 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977777777777778" calcext:value-type="float">
            <text:p>0.977777777777778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Gujarat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390007" calcext:value-type="float">
            <text:p>39000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tinichnaya Ulitsa</text:p>
          </table:table-cell>
          <table:table-cell office:value-type="string" calcext:value-type="string">
            <text:p>Gostinichnaya Street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.955" calcext:value-type="float">
            <text:p>1.955</text:p>
          </table:table-cell>
          <table:table-cell office:value-type="float" office:value="0.9" calcext:value-type="float">
            <text:p>0.9</text:p>
          </table:table-cell>
          <table:table-cell table:formula="of:=AVERAGE([.F179:.F18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10, кор. 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oscow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ussia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127106" calcext:value-type="float">
            <text:p>12710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pitition from source da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 Siri Enclav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F187:.F192])" office:value-type="float" office:value="2.16666666666667" calcext:value-type="float">
            <text:p>2.16666666666667</text:p>
          </table:table-cell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Near Heritage Fresh, Whitefields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ondapur</text:p>
          </table:table-cell>
          <table:table-cell office:value-type="string" calcext:value-type="string">
            <text:p>Whitefields, Kondapur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 office:value-type="float" office:value="1.875" calcext:value-type="float">
            <text:p>1.875</text:p>
          </table:table-cell>
          <table:table-cell office:value-type="float" office:value="0.390873015873016" calcext:value-type="float">
            <text:p>0.390873015873016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Hyderabad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elangana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500081" calcext:value-type="float">
            <text:p>50008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02 Krishna Sai Service Apartments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F195:.F200])" office:value-type="float" office:value="4.5" calcext:value-type="float">
            <text:p>4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lewadi Phata</text:p>
          </table:table-cell>
          <table:table-cell office:value-type="string" calcext:value-type="string">
            <text:p>Baner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float" office:value="1.96938775510204" calcext:value-type="float">
            <text:p>1.96938775510204</text:p>
          </table:table-cell>
          <table:table-cell office:value-type="float" office:value="0.604761904761905" calcext:value-type="float">
            <text:p>0.60476190476190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ner</text:p>
          </table:table-cell>
          <table:table-cell office:value-type="string" calcext:value-type="string">
            <text:p>Balewadi Phata, Baner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1.8" calcext:value-type="float">
            <text:p>1.8</text:p>
          </table:table-cell>
          <table:table-cell office:value-type="float" office:value="0.580952380952381" calcext:value-type="float">
            <text:p>0.58095238095238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un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aharashtra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411045" calcext:value-type="float">
            <text:p>41104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Pincodes" table:style-name="ta1">
        <table:table-column table:style-name="co2" table:number-columns-repeated="5" table:default-cell-style-name="Default"/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A1A-1A1</text:p>
          </table:table-cell>
          <table:table-cell table:number-columns-repeated="5"/>
          <table:table-cell office:value-type="string" calcext:value-type="string">
            <text:p>Pin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11111-11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11111" calcext:value-type="float">
            <text:p>111111</text:p>
          </table:table-cell>
          <table:table-cell table:number-columns-repeated="3"/>
          <table:table-cell office:value-type="string" calcext:value-type="string">
            <text:p>5 digits</text:p>
          </table:table-cell>
          <table:table-cell office:value-type="string" calcext:value-type="string">
            <text:p>6 digits</text:p>
          </table:table-cell>
          <table:table-cell office:value-type="string" calcext:value-type="string">
            <text:p>6 digits/alphabets</text:p>
          </table:table-cell>
          <table:table-cell office:value-type="string" calcext:value-type="string">
            <text:p>5/11 digits</text:p>
          </table:table-cell>
          <table:table-cell office:value-type="string" calcext:value-type="string">
            <text:p>UK</text:p>
          </table:table-cell>
          <table:table-cell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11111" calcext:value-type="float">
            <text:p>11111</text:p>
          </table:table-cell>
          <table:table-cell table:number-columns-repeated="3"/>
          <table:table-cell office:value-type="string" calcext:value-type="string">
            <text:p>DE, FR, MX, ES, S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A, N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6-8 digits</text:p>
          </table:table-cell>
          <table:table-cell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1111" calcext:value-type="float">
            <text:p>111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XXXX-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1111" calcext:value-type="float">
            <text:p>111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1111-A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1111" calcext:value-type="float">
            <text:p>111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999077" calcext:value-type="float">
            <text:p>999077</text:p>
          </table:table-cell>
          <table:table-cell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111-1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Country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Quirks</text:p>
          </table:table-cell>
          <table:table-cell table:number-columns-repeated="2"/>
          <table:table-cell office:value-type="string" calcext:value-type="string">
            <text:p>Example</text:p>
          </table:table-cell>
        </table:table-row>
        <table:table-row table:style-name="ro3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A1A</text:p>
          </table:table-cell>
          <table:table-cell office:value-type="string" calcext:value-type="string">
            <text:p>Forward sortation area</text:p>
          </table:table-cell>
          <table:table-cell office:value-type="string" calcext:value-type="string">
            <text:p>First letter is Postal district</text:p>
          </table:table-cell>
          <table:table-cell table:number-columns-repeated="2"/>
          <table:table-cell office:value-type="string" calcext:value-type="string">
            <text:p>1527 Idylwyld Dr N, Saskatoon, SK S7L 1A9, Canad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1A1</text:p>
          </table:table-cell>
          <table:table-cell office:value-type="string" calcext:value-type="string">
            <text:p>local delivery unit</text:p>
          </table:table-cell>
          <table:table-cell office:value-type="string" calcext:value-type="string">
            <text:p>LDU denotes a specific single address or range of addresses, which can correspond to an entire small town, a significant part of a medium-sized town, a single side of a city block in larger cities, a single large building or a portion of a very large one, a single (large) institution such as a university or a hospital, or a business that receives large volumes of mail on a regular basis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NL</text:p>
          </table:table-cell>
          <table:table-cell office:value-type="string" calcext:value-type="string">
            <text:p>1111-AA</text:p>
          </table:table-cell>
          <table:table-cell office:value-type="string" calcext:value-type="string">
            <text:p>The first two digits indicate a city and a region, the second two digits and the two letters indicate a range of house numbers, usually on the same street. A postal address is uniquely defined by the postal code and the house number. On average, a Dutch postal code comprises eight single addresses.</text:p>
          </table:table-cell>
          <table:table-cell table:number-columns-repeated="3"/>
          <table:table-cell office:value-type="string" calcext:value-type="string">
            <text:p>Albert Verweyhove 3, 3438 PT Nieuwegein, Netherlands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E</text:p>
          </table:table-cell>
          <table:table-cell office:value-type="string" calcext:value-type="string">
            <text:p>111-11</text:p>
          </table:table-cell>
          <table:table-cell office:value-type="string" calcext:value-type="string">
            <text:p>The two initial digits indicate city. Stockholm, Gothenburg, and Malmö are designated the two-digit series, one for mailbox- and business addresses, and the second series for street addresses.</text:p>
          </table:table-cell>
          <table:table-cell office:value-type="string" calcext:value-type="string">
            <text:p>lower the postcode, the further south the place is located</text:p>
          </table:table-cell>
          <table:table-cell table:number-columns-repeated="2"/>
          <table:table-cell office:value-type="string" calcext:value-type="string">
            <text:p>Örnsköldsallén 5, 852 37 Sundsvall, Swede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third digit in the two-digit positioning indicate type of delivery, in most cases.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The fourth and fifth digit indicate the geographic area. Postcodes with the same first four digits may represent a part of a city or equivalent.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UK</text:p>
          </table:table-cell>
          <table:table-cell office:value-type="string" calcext:value-type="string">
            <text:p>XXXX-XXX</text:p>
          </table:table-cell>
          <table:table-cell office:value-type="string" calcext:value-type="string">
            <text:p>outward code includes the postcode area and the postcode district</text:p>
          </table:table-cell>
          <table:table-cell office:value-type="string" calcext:value-type="string">
            <text:p>inward code includes the postcode sector and the postcode uni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The postcode area is either one or two characters long and is alphabetical. Examples of postcode areas are "L" for Liverpool, "RH" for Redhill and "EH" for Edinburgh. </text:p>
          </table:table-cell>
          <table:table-cell office:value-type="string" calcext:value-type="string">
            <text:p>The postcode sector is made up of a single digit (the first character of the inward code).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The postcode district is one digit, two digits or a digit followed by a letter</text:p>
          </table:table-cell>
          <table:table-cell office:value-type="string" calcext:value-type="string">
            <text:p>The postcode unit is two characters added to the end of the postcode sector. A postcode unit generally represents a street, part of a street, a single address, a group of properties, a single property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US</text:p>
          </table:table-cell>
          <table:table-cell office:value-type="string" calcext:value-type="string">
            <text:p>11111-1111</text:p>
          </table:table-cell>
          <table:table-cell office:value-type="string" calcext:value-type="string">
            <text:p>A ZIP+4 Code uses the basic five-digit code plus four additional digits to identify a geographic segment within the five-digit delivery area, such as a city block, a group of apartments, an individual high-volume receiver of mail, a post office box</text:p>
          </table:table-cell>
          <table:table-cell table:number-columns-repeated="4"/>
        </table:table-row>
      </table:table>
      <table:table table:name="Addresses" table:style-name="ta1">
        <table:table-column table:style-name="co2" table:default-cell-style-name="Default"/>
        <table:table-row table:style-name="ro1">
          <table:table-cell/>
        </table:table-row>
      </table:table>
      <table:table table:name="Algos" table:style-name="ta1"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Levenshtein</text:p>
          </table:table-cell>
          <table:table-cell/>
          <table:table-cell office:value-type="string" calcext:value-type="string">
            <text:p>Levenshtein distance between two words is the minimum number of single-character edits (insertions, deletions or substitutions) required to change one word into the other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Damerau Levenshtein</text:p>
          </table:table-cell>
          <table:table-cell/>
          <table:table-cell office:value-type="string" calcext:value-type="string">
            <text:p>Levenshtein distance plus adjacent character transposition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onge Elkan</text:p>
          </table:table-cell>
          <table:table-cell/>
          <table:table-cell office:value-type="string" calcext:value-type="string">
            <text:p>The Monge-Elkan similarity measure is a type of hybrid similarity measure that combines the benefits of sequence-based and set-based methods. This can be effective for domains in which more control is needed over the similarity measure. It implicitly uses a secondary similarity measure, such as Levenshtein to compute over all similarity score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Jaro</text:p>
          </table:table-cell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Distance of swapped characters given additional consideration, i.e. closer swapper characters give higher score than farther (even better score than simple change in character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Jaro-Winkler</text:p>
          </table:table-cell>
          <table:table-cell/>
          <table:table-cell office:value-type="string" calcext:value-type="string">
            <text:p>Same as Jaro Except matches earlier in the string are given higher scores</text:p>
          </table:table-cell>
          <table:table-cell office:value-type="string" calcext:value-type="string">
            <text:p>Jaro-Winkler gives extra weight to prefix similarity (matching characters near the beginning of the strings). If this isn't desired, then Jaro is better</text:p>
          </table:table-cell>
        </table:table-row>
      </table:table>
      <table:table table:name="Libraries" table:style-name="ta1">
        <table:table-column table:style-name="co2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Library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Abou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extdistance</text:p>
          </table:table-cell>
          <table:table-cell office:value-type="string" calcext:value-type="string">
            <text:p>https://github.com/life4/textdistance</text:p>
          </table:table-cell>
          <table:table-cell office:value-type="string" calcext:value-type="string">
            <text:p>30+ algorith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re python implement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mple us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re than two sequences compa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me algorithms have more than one implementation in one class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ptional numpy usage for maximum speed.</text:p>
          </table:table-cell>
        </table:table-row>
      </table:table>
      <table:table table:name="Sheet6" table:style-name="ta1"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7"/>
          <table:table-cell office:value-type="string" calcext:value-type="string">
            <text:p>Algorithms</text:p>
          </table:table-cell>
          <table:table-cell table:number-columns-repeated="10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Address number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orrected address</text:p>
          </table:table-cell>
          <table:table-cell office:value-type="string" calcext:value-type="string">
            <text:p>Scoring pattern</text:p>
          </table:table-cell>
          <table:table-cell/>
          <table:table-cell office:value-type="string" calcext:value-type="string">
            <text:p>Levenshtein</text:p>
          </table:table-cell>
          <table:table-cell office:value-type="string" calcext:value-type="string">
            <text:p>Damerau-Levenshtein</text:p>
          </table:table-cell>
          <table:table-cell office:value-type="string" calcext:value-type="string">
            <text:p>Jaro</text:p>
          </table:table-cell>
          <table:table-cell office:value-type="string" calcext:value-type="string">
            <text:p>Jaro Winkler</text:p>
          </table:table-cell>
          <table:table-cell office:value-type="string" calcext:value-type="string">
            <text:p>monge elkan</text:p>
          </table:table-cell>
          <table:table-cell office:value-type="string" calcext:value-type="string">
            <text:p>hamming</text:p>
          </table:table-cell>
          <table:table-cell office:value-type="string" calcext:value-type="string">
            <text:p>mlipns</text:p>
          </table:table-cell>
          <table:table-cell office:value-type="string" calcext:value-type="string">
            <text:p>strcmp95</text:p>
          </table:table-cell>
          <table:table-cell office:value-type="string" calcext:value-type="string">
            <text:p>smith waterman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needleman wunsch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tversky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5 A, Mittal Towers, Nariman Point, Mumbai, Maharashtra, ,400021</text:p>
          </table:table-cell>
          <table:table-cell office:value-type="string" calcext:value-type="string">
            <text:p>115 A, Mittal Towers, Nariman Point, Mumbai, Maharashtra, India ,40002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3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.865384615384615" calcext:value-type="float">
            <text:p>0.865384615384615</text:p>
          </table:table-cell>
          <table:table-cell table:number-columns-repeated="2" office:value-type="float" office:value="0.895512820512821" calcext:value-type="float">
            <text:p>0.895512820512821</text:p>
          </table:table-cell>
          <table:table-cell office:value-type="float" office:value="0.852218934911243" calcext:value-type="float">
            <text:p>0.852218934911243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907606837606838" calcext:value-type="float">
            <text:p>0.907606837606838</text:p>
          </table:table-cell>
          <table:table-cell office:value-type="float" office:value="0.865384615384615" calcext:value-type="float">
            <text:p>0.865384615384615</text:p>
          </table:table-cell>
          <table:table-cell office:value-type="float" office:value="0.88" calcext:value-type="float">
            <text:p>0.88</text:p>
          </table:table-cell>
          <table:table-cell office:value-type="float" office:value="0.903846153846154" calcext:value-type="float">
            <text:p>0.903846153846154</text:p>
          </table:table-cell>
          <table:table-cell office:value-type="float" office:value="0.896153846153846" calcext:value-type="float">
            <text:p>0.896153846153846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780 NW 22nd Ave,,Apt 902,Miami,FL,,33142</text:p>
          </table:table-cell>
          <table:table-cell office:value-type="string" calcext:value-type="string">
            <text:p>3780 NW, 22nd Ave,Apt 902Miami,FL, US,3314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.6375" calcext:value-type="float">
            <text:p>0.6375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7275" calcext:value-type="float">
            <text:p>0.7275</text:p>
          </table:table-cell>
          <table:table-cell office:value-type="float" office:value="0.553515625" calcext:value-type="float">
            <text:p>0.553515625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55" calcext:value-type="float">
            <text:p>0.55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6375" calcext:value-type="float">
            <text:p>0.6375</text:p>
          </table:table-cell>
          <table:table-cell office:value-type="float" office:value="0.75" calcext:value-type="float">
            <text:p>0.75</text:p>
          </table:table-cell>
          <table:table-cell office:value-type="float" office:value="0.6375" calcext:value-type="float">
            <text:p>0.63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.64375" calcext:value-type="float">
            <text:p>0.64375</text:p>
          </table:table-cell>
          <table:table-cell office:value-type="float" office:value="0.733630952380952" calcext:value-type="float">
            <text:p>0.733630952380952</text:p>
          </table:table-cell>
          <table:table-cell office:value-type="float" office:value="0.748630952380952" calcext:value-type="float">
            <text:p>0.748630952380952</text:p>
          </table:table-cell>
          <table:table-cell office:value-type="float" office:value="0.555046237244898" calcext:value-type="float">
            <text:p>0.555046237244898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55" calcext:value-type="float">
            <text:p>0.55</text:p>
          </table:table-cell>
          <table:table-cell office:value-type="float" office:value="0.734970238095238" calcext:value-type="float">
            <text:p>0.734970238095238</text:p>
          </table:table-cell>
          <table:table-cell office:value-type="float" office:value="0.607142857142857" calcext:value-type="float">
            <text:p>0.607142857142857</text:p>
          </table:table-cell>
          <table:table-cell office:value-type="float" office:value="0.65" calcext:value-type="float">
            <text:p>0.65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771428571428571" calcext:value-type="float">
            <text:p>0.77142857142857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40 Rendezvous Road,,,Riverton,USA,US,</text:p>
          </table:table-cell>
          <table:table-cell office:value-type="string" calcext:value-type="string">
            <text:p>940,Rendezvous Road,,Riverton,Wyoming,US,8250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.281578947368421" calcext:value-type="float">
            <text:p>0.281578947368421</text:p>
          </table:table-cell>
          <table:table-cell table:number-columns-repeated="2" office:value-type="float" office:value="0.393859649122807" calcext:value-type="float">
            <text:p>0.393859649122807</text:p>
          </table:table-cell>
          <table:table-cell office:value-type="float" office:value="0.250831024930748" calcext:value-type="float">
            <text:p>0.250831024930748</text:p>
          </table:table-cell>
          <table:table-cell office:value-type="float" office:value="0.281578947368421" calcext:value-type="float">
            <text:p>0.281578947368421</text:p>
          </table:table-cell>
          <table:table-cell office:value-type="float" office:value="0.25" calcext:value-type="float">
            <text:p>0.25</text:p>
          </table:table-cell>
          <table:table-cell office:value-type="float" office:value="0.393859649122807" calcext:value-type="float">
            <text:p>0.393859649122807</text:p>
          </table:table-cell>
          <table:table-cell office:value-type="float" office:value="0.25" calcext:value-type="float">
            <text:p>0.25</text:p>
          </table:table-cell>
          <table:table-cell office:value-type="float" office:value="0.281578947368421" calcext:value-type="float">
            <text:p>0.281578947368421</text:p>
          </table:table-cell>
          <table:table-cell office:value-type="float" office:value="0.313721804511278" calcext:value-type="float">
            <text:p>0.313721804511278</text:p>
          </table:table-cell>
          <table:table-cell office:value-type="float" office:value="0.45" calcext:value-type="float">
            <text:p>0.45</text:p>
          </table:table-cell>
          <table:table-cell office:value-type="float" office:value="0.281578947368421" calcext:value-type="float">
            <text:p>0.2815789473684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.331578947368421" calcext:value-type="float">
            <text:p>0.331578947368421</text:p>
          </table:table-cell>
          <table:table-cell table:number-columns-repeated="2" office:value-type="float" office:value="0.443859649122807" calcext:value-type="float">
            <text:p>0.443859649122807</text:p>
          </table:table-cell>
          <table:table-cell office:value-type="float" office:value="0.300831024930748" calcext:value-type="float">
            <text:p>0.300831024930748</text:p>
          </table:table-cell>
          <table:table-cell office:value-type="float" office:value="0.331578947368421" calcext:value-type="float">
            <text:p>0.331578947368421</text:p>
          </table:table-cell>
          <table:table-cell office:value-type="float" office:value="0.3" calcext:value-type="float">
            <text:p>0.3</text:p>
          </table:table-cell>
          <table:table-cell office:value-type="float" office:value="0.443859649122807" calcext:value-type="float">
            <text:p>0.443859649122807</text:p>
          </table:table-cell>
          <table:table-cell office:value-type="float" office:value="0.35" calcext:value-type="float">
            <text:p>0.35</text:p>
          </table:table-cell>
          <table:table-cell office:value-type="float" office:value="0.331578947368421" calcext:value-type="float">
            <text:p>0.331578947368421</text:p>
          </table:table-cell>
          <table:table-cell office:value-type="float" office:value="0.363721804511278" calcext:value-type="float">
            <text:p>0.363721804511278</text:p>
          </table:table-cell>
          <table:table-cell office:value-type="float" office:value="0.5" calcext:value-type="float">
            <text:p>0.5</text:p>
          </table:table-cell>
          <table:table-cell office:value-type="float" office:value="0.331578947368421" calcext:value-type="float">
            <text:p>0.331578947368421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/5190 Gali No. 4 Krishna Nagar,,,Karol Bagh,IN-DL,IN,</text:p>
          </table:table-cell>
          <table:table-cell office:value-type="string" calcext:value-type="string">
            <text:p>4/5190, Gali No. 4, Krishna Nagar,Karol Bagh,DL,IN,11100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.348709677419355" calcext:value-type="float">
            <text:p>0.348709677419355</text:p>
          </table:table-cell>
          <table:table-cell office:value-type="float" office:value="0.396236559139785" calcext:value-type="float">
            <text:p>0.396236559139785</text:p>
          </table:table-cell>
          <table:table-cell office:value-type="float" office:value="0.417741935483871" calcext:value-type="float">
            <text:p>0.417741935483871</text:p>
          </table:table-cell>
          <table:table-cell office:value-type="float" office:value="0.256728407908429" calcext:value-type="float">
            <text:p>0.256728407908429</text:p>
          </table:table-cell>
          <table:table-cell office:value-type="float" office:value="0.288709677419355" calcext:value-type="float">
            <text:p>0.288709677419355</text:p>
          </table:table-cell>
          <table:table-cell office:value-type="float" office:value="0.25" calcext:value-type="float">
            <text:p>0.25</text:p>
          </table:table-cell>
          <table:table-cell office:value-type="float" office:value="0.396236559139785" calcext:value-type="float">
            <text:p>0.39623655913978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48709677419355" calcext:value-type="float">
            <text:p>0.348709677419355</text:p>
          </table:table-cell>
          <table:table-cell office:value-type="float" office:value="0.6" calcext:value-type="float">
            <text:p>0.6</text:p>
          </table:table-cell>
          <table:table-cell office:value-type="float" office:value="0.348709677419355" calcext:value-type="float">
            <text:p>0.348709677419355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.348709677419355" calcext:value-type="float">
            <text:p>0.348709677419355</text:p>
          </table:table-cell>
          <table:table-cell office:value-type="float" office:value="0.396236559139785" calcext:value-type="float">
            <text:p>0.396236559139785</text:p>
          </table:table-cell>
          <table:table-cell office:value-type="float" office:value="0.417741935483871" calcext:value-type="float">
            <text:p>0.417741935483871</text:p>
          </table:table-cell>
          <table:table-cell office:value-type="float" office:value="0.256728407908429" calcext:value-type="float">
            <text:p>0.256728407908429</text:p>
          </table:table-cell>
          <table:table-cell office:value-type="float" office:value="0.288709677419355" calcext:value-type="float">
            <text:p>0.288709677419355</text:p>
          </table:table-cell>
          <table:table-cell office:value-type="float" office:value="0.25" calcext:value-type="float">
            <text:p>0.25</text:p>
          </table:table-cell>
          <table:table-cell office:value-type="float" office:value="0.396236559139785" calcext:value-type="float">
            <text:p>0.39623655913978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48709677419355" calcext:value-type="float">
            <text:p>0.348709677419355</text:p>
          </table:table-cell>
          <table:table-cell office:value-type="float" office:value="0.6" calcext:value-type="float">
            <text:p>0.6</text:p>
          </table:table-cell>
          <table:table-cell office:value-type="float" office:value="0.348709677419355" calcext:value-type="float">
            <text:p>0.3487096774193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/00/0000</text:date>, <text:time style:data-style-name="N2" text:time-value="20:07:11.4897878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1T17:40:08.728774160</meta:creation-date>
    <dc:date>2021-09-07T00:03:09.231692040</dc:date>
    <meta:editing-duration>PT13H26M50S</meta:editing-duration>
    <meta:editing-cycles>52</meta:editing-cycles>
    <meta:generator>LibreOffice/6.4.7.2$Linux_X86_64 LibreOffice_project/40$Build-2</meta:generator>
    <meta:document-statistic meta:table-count="6" meta:cell-count="1381" meta:object-count="0"/>
  </office:meta>
</office:document-meta>
</file>